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0.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2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7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7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9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24cm" svg:height="1.6cm" svg:x="45.735cm" svg:y="4.672cm">
          <draw:text-box>
            <text:p><text:span text:style-name="T1"><text:file-name text:display="name">005-004-QMXAtomSurfInt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796cm" svg:y1="67.723cm" svg:x2="21.697cm" svg:y2="67.471cm" draw:start-shape="id1" draw:start-glue-point="1" draw:end-shape="id2" draw:end-glue-point="6" svg:d="M18796 67723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096cm" svg:y="71.274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5.196cm" svg:y="71.27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4">QMReset</text:span></text:p>
        </draw:connector>
        <draw:connector draw:style-name="gr12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4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296cm" svg:y="70.872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396cm" svg:y="70.87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2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4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596cm" svg:y="66.9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696cm" svg:y="66.9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5" draw:text-style-name="P10" draw:layer="layout" svg:width="0.8cm" svg:height="0.3cm" svg:x="15.496cm" svg:y="66.9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6.972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5.496cm" svg:y="67.2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7.272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5.496cm" svg:y="67.5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17.696cm" svg:y="67.8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8cm" svg:height="0.3cm" svg:x="15.496cm" svg:y="67.874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4cm" svg:height="0.3cm" svg:x="17.296cm" svg:y="67.8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696cm" svg:y="68.1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.496cm" svg:y="68.174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596cm" svg:y="68.174cm">
                <text:p text:style-name="P9"><text:span text:style-name="T4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5" draw:text-style-name="P10" draw:layer="layout" svg:width="0.8cm" svg:height="0.3cm" svg:x="19.596cm" svg:y="71.97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1.97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9.596cm" svg:y="72.27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2.27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9.596cm" svg:y="72.57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1.796cm" svg:y="72.87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19.596cm" svg:y="72.87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20.696cm" svg:y="72.872cm">
                <text:p text:style-name="P9"><text:span text:style-name="T4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5" draw:text-style-name="P10" draw:layer="layout" svg:width="0.8cm" svg:height="0.3cm" svg:x="45.996cm" svg:y="72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47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5.996cm" svg:y="72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7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996cm" svg:y="73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8.196cm" svg:y="73.6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6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7.096cm" svg:y="73.67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3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47.096cm" svg:y="73.372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5" draw:text-style-name="P10" draw:layer="layout" svg:width="0.8cm" svg:height="0.3cm" svg:x="49.796cm" svg:y="67.7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7.77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9.796cm" svg:y="68.0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8.0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9.796cm" svg:y="68.3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1.996cm" svg:y="68.9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9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0.896cm" svg:y="68.9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6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50.896cm" svg:y="68.672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37.896cm" svg:y="58.3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5.696cm" svg:y="58.37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6.796cm" svg:y="58.372cm">
                <text:p text:style-name="P9"><text:span text:style-name="T4">-2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2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5.696cm" svg:y="71.27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.796cm" svg:y="71.274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1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4">QMLevel</text:span></text:p>
        </draw:connector>
        <draw:connector draw:style-name="gr12" draw:text-style-name="P7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2.172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3.697cm" svg:y="71.8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1.872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cm" svg:y="43.933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8cm" svg:y="43.933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2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1cm" svg:y="45.6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2cm" svg:y="45.63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2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1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7">Transfer</text:span></text:p>
        </draw:connector>
        <draw:g xml:id="id22" draw:id="id22">
          <draw:g>
            <draw:custom-shape draw:style-name="gr7" draw:text-style-name="P10" draw:layer="ConfigLayout" svg:width="0.8cm" svg:height="0.3cm" svg:x="8.3cm" svg:y="46.4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42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3cm" svg:y="46.7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7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3cm" svg:y="47.0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5cm" svg:y="47.3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3cm" svg:y="47.3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4cm" svg:y="47.331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7" draw:text-style-name="P10" draw:layer="ConfigLayout" svg:width="0.8cm" svg:height="0.3cm" svg:x="6.696cm" svg:y="50.2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6.696cm" svg:y="51.17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96cm" svg:y="51.172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6cm" svg:y1="47.03cm" svg:x2="12.574cm" svg:y2="47.305cm" draw:start-shape="id22" draw:end-shape="id23" draw:end-glue-point="5" svg:d="M11600 47030l974 275" svg:viewBox="0 0 975 276">
          <text:p/>
        </draw:connector>
        <draw:connector draw:style-name="gr12" draw:text-style-name="P7" draw:layer="ConfigLayout" draw:type="line" svg:x1="21.697cm" svg:y1="67.471cm" svg:x2="12.751cm" svg:y2="47.732cm" draw:start-shape="id2" draw:start-glue-point="6" draw:end-shape="id23" draw:end-glue-point="8" svg:d="M21697 67471l-8946-19739" svg:viewBox="0 0 8947 19740">
          <text:p/>
        </draw:connector>
        <draw:custom-shape draw:style-name="gr5" draw:text-style-name="P6" xml:id="id24" draw:id="id24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1.727cm" svg:y2="51.758cm" draw:start-shape="id2" draw:start-glue-point="6" draw:end-shape="id24" draw:end-glue-point="9" svg:d="M21697 67471l-9970-15713" svg:viewBox="0 0 9971 15714">
          <text:p/>
        </draw:connector>
        <draw:connector draw:style-name="gr11" draw:text-style-name="P7" draw:layer="ConfigLayout" draw:type="line" svg:x1="12.751cm" svg:y1="47.232cm" svg:x2="13.273cm" svg:y2="45.858cm" draw:start-shape="id23" draw:end-shape="id21" draw:end-glue-point="7" svg:d="M12751 47232l522-1374" svg:viewBox="0 0 523 1375">
          <text:p text:style-name="P9"><text:span text:style-name="T7">Transfer</text:span></text:p>
        </draw:connector>
        <draw:connector draw:style-name="gr12" draw:text-style-name="P7" draw:layer="ConfigLayout" draw:type="line" svg:x1="9.996cm" svg:y1="50.871cm" svg:x2="11.3cm" svg:y2="51.581cm" draw:start-shape="id25" draw:start-glue-point="1" draw:end-shape="id24" draw:end-glue-point="6" svg:d="M9996 50871l1304 710" svg:viewBox="0 0 1305 711">
          <text:p/>
        </draw:connector>
        <draw:connector draw:style-name="gr11" draw:text-style-name="P7" draw:layer="ConfigLayout" draw:type="line" svg:x1="11.951cm" svg:y1="49.232cm" svg:x2="12.574cm" svg:y2="47.659cm" draw:start-shape="id26" draw:start-glue-point="4" draw:end-shape="id23" draw:end-glue-point="7" svg:d="M11951 49232l623-1573" svg:viewBox="0 0 624 1574">
          <text:p text:style-name="P9"><text:span text:style-name="T7">Transfer</text:span></text:p>
        </draw:connector>
        <draw:connector draw:style-name="gr11" draw:text-style-name="P7" draw:layer="ConfigLayout" draw:type="line" svg:x1="11.55cm" svg:y1="51.331cm" svg:x2="11.774cm" svg:y2="49.659cm" draw:start-shape="id24" draw:start-glue-point="4" draw:end-shape="id26" draw:end-glue-point="7" svg:d="M11550 51331l224-1672" svg:viewBox="0 0 225 1673">
          <text:p text:style-name="P9"><text:span text:style-name="T7">Transfer</text:span></text:p>
        </draw:connector>
        <draw:connector draw:style-name="gr14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26.45cm" svg:y2="43.2cm" draw:start-shape="id5" draw:start-glue-point="4" draw:end-shape="id27" draw:end-glue-point="8" svg:d="M23447 69373c0-19629 3003-6543 3003-26173" svg:viewBox="0 0 3004 26174">
          <text:p text:style-name="P9"><text:span text:style-name="T4">Reset</text:span></text:p>
        </draw:connector>
        <draw:connector draw:style-name="gr12" draw:text-style-name="P7" draw:layer="ConfigLayout" draw:type="line" svg:x1="28.85cm" svg:y1="23.702cm" svg:x2="30.501cm" svg:y2="25.199cm" draw:start-shape="id28" draw:start-glue-point="2" draw:end-shape="id29" draw:end-glue-point="6" svg:d="M28850 23702l1651 1497" svg:viewBox="0 0 1652 1498">
          <text:p/>
        </draw:connector>
        <draw:g xml:id="id30" draw:id="id30">
          <draw:g>
            <draw:custom-shape draw:style-name="gr15" draw:text-style-name="P10" draw:layer="ConfigLayout" svg:width="0.8cm" svg:height="0.3cm" svg:x="23.8cm" svg:y="33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39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3.8cm" svg:y="33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69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3.8cm" svg:y="3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6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9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9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5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5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8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8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8cm" svg:y1="34.749cm" svg:x2="19.399cm" svg:y2="36.132cm" draw:start-shape="id30" draw:start-glue-point="3" draw:end-shape="id19" draw:end-glue-point="5" svg:d="M23800 34749l-4401 1383" svg:viewBox="0 0 4402 1384">
          <text:p/>
        </draw:connector>
        <draw:connector draw:style-name="gr14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4">Fidelity:4</text:span></text:p>
        </draw:connector>
        <draw:connector draw:style-name="gr14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4">SimulatedTime</text:span></text:p>
        </draw:connector>
        <draw:connector draw:style-name="gr14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4">FidelityScore:0</text:span></text:p>
        </draw:connector>
        <draw:connector draw:style-name="gr14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4">TimeScore:0</text:span></text:p>
        </draw:connector>
        <draw:connector draw:style-name="gr14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4">Score:0</text:span></text:p>
        </draw:connector>
        <draw:g xml:id="id31" draw:id="id31">
          <draw:g>
            <draw:custom-shape draw:style-name="gr15" draw:text-style-name="P10" draw:layer="ConfigLayout" svg:width="0.8cm" svg:height="0.3cm" svg:x="1.1cm" svg:y="3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031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.1cm" svg:y="3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331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.1cm" svg:y="3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ConfigLayout" svg:width="0.7cm" svg:height="0.3cm" svg:x="1.1cm" svg:y="34.233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ConfigLayout" svg:width="2.2cm" svg:height="0.3cm" svg:x="1.8cm" svg:y="34.233cm">
                <text:p text:style-name="P9"><text:span text:style-name="T7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3.3cm" svg:y="33.9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.1cm" svg:y="33.933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.2cm" svg:y="33.933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.4cm" svg:y1="33.782cm" svg:x2="4.7cm" svg:y2="35.581cm" draw:start-shape="id31" draw:start-glue-point="1" draw:end-shape="id32" draw:end-glue-point="6" svg:d="M4400 33782l300 1799" svg:viewBox="0 0 301 1800">
          <text:p/>
        </draw:connector>
        <draw:connector draw:style-name="gr11" draw:text-style-name="P10" draw:layer="ConfigLayout" draw:type="line" svg:x1="16.927cm" svg:y1="35.458cm" svg:x2="19.399cm" svg:y2="36.132cm" draw:start-shape="id33" draw:start-glue-point="9" draw:end-shape="id19" draw:end-glue-point="5" svg:d="M16927 35458l2472 674" svg:viewBox="0 0 2473 675">
          <text:p text:style-name="P9"><text:span text:style-name="T4">Transfer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Time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imulatedTime:3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:4</text:span></text:p>
        </draw:connector>
        <draw:connector draw:style-name="gr27" draw:text-style-name="P10" draw:layer="ConfigLayout" draw:type="curve" draw:line-skew="8.117cm" svg:x1="23.27cm" svg:y1="69.446cm" svg:x2="4.95cm" svg:y2="35.831cm" draw:start-shape="id5" draw:start-glue-point="5" draw:end-shape="id32" draw:end-glue-point="8" svg:d="M23270 69446c0-13089-18320 3718-18320-33615" svg:viewBox="0 0 18321 33616">
          <text:p text:style-name="P9"><text:span text:style-name="T4">Reset</text:span></text:p>
        </draw:connector>
        <draw:custom-shape draw:style-name="gr5" draw:text-style-name="P6" xml:id="id32" draw:id="id32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5" draw:text-style-name="P10" draw:layer="ConfigLayout" svg:width="0.8cm" svg:height="0.3cm" svg:x="4.6cm" svg:y="30.6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63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4.6cm" svg:y="30.9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9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.6cm" svg:y="31.2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833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8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53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5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133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1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433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433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733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733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3.033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3.033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6.25cm" svg:y1="33.333cm" svg:x2="7.251cm" svg:y2="34.932cm" draw:start-shape="id34" draw:end-shape="id35" draw:end-glue-point="4" svg:d="M6250 33333l1001 1599" svg:viewBox="0 0 1002 1600">
          <text:p/>
        </draw:connector>
        <draw:connector draw:style-name="gr11" draw:text-style-name="P10" draw:layer="ConfigLayout" draw:type="line" svg:x1="5.2cm" svg:y1="35.581cm" svg:x2="7.001cm" svg:y2="35.182cm" draw:start-shape="id32" draw:start-glue-point="10" draw:end-shape="id35" draw:end-glue-point="6" svg:d="M5200 35581l1801-399" svg:viewBox="0 0 1802 400">
          <text:p text:style-name="P9"><text:span text:style-name="T4">Indexed</text:span></text:p>
        </draw:connector>
        <draw:g xml:id="id39" draw:id="id39">
          <draw:g>
            <draw:custom-shape draw:style-name="gr7" draw:text-style-name="P10" draw:layer="ConfigLayout" svg:width="0.8cm" svg:height="0.3cm" svg:x="8.5cm" svg:y="32.0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5cm" svg:y="32.9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6cm" svg:y="32.931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7.501cm" svg:y1="35.182cm" svg:x2="9.2cm" svg:y2="35.081cm" draw:start-shape="id35" draw:start-glue-point="10" draw:end-shape="id36" draw:end-glue-point="6" svg:d="M7501 35182l1699-101" svg:viewBox="0 0 1700 102">
          <text:p text:style-name="P9"><text:span text:style-name="T4">Transfer</text:span></text:p>
        </draw:connector>
        <draw:connector draw:style-name="gr11" draw:text-style-name="P10" draw:layer="ConfigLayout" draw:type="line" svg:x1="9.7cm" svg:y1="35.081cm" svg:x2="11.5cm" svg:y2="35.081cm" draw:start-shape="id36" draw:start-glue-point="10" draw:end-shape="id37" draw:end-glue-point="6" svg:d="M9700 35081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12cm" svg:y1="35.081cm" svg:x2="13.8cm" svg:y2="35.181cm" draw:start-shape="id37" draw:start-glue-point="10" draw:end-shape="id38" draw:end-glue-point="6" svg:d="M12000 35081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14.3cm" svg:y1="35.181cm" svg:x2="16.5cm" svg:y2="35.281cm" draw:start-shape="id38" draw:start-glue-point="10" draw:end-shape="id33" draw:end-glue-point="6" svg:d="M14300 35181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10.15cm" svg:y1="33.231cm" svg:x2="9.45cm" svg:y2="34.831cm" draw:start-shape="id39" draw:start-glue-point="2" draw:end-shape="id36" draw:end-glue-point="4" svg:d="M10150 33231l-700 1600" svg:viewBox="0 0 701 1601">
          <text:p/>
        </draw:connector>
        <draw:connector draw:style-name="gr12" draw:text-style-name="P7" draw:layer="ConfigLayout" draw:type="line" svg:x1="13.85cm" svg:y1="33.533cm" svg:x2="11.75cm" svg:y2="34.831cm" draw:start-shape="id40" draw:start-glue-point="2" draw:end-shape="id37" draw:end-glue-point="4" svg:d="M13850 33533l-2100 1298" svg:viewBox="0 0 2101 1299">
          <text:p/>
        </draw:connector>
        <draw:connector draw:style-name="gr12" draw:text-style-name="P7" draw:layer="ConfigLayout" draw:type="line" svg:x1="17.65cm" svg:y1="33.333cm" svg:x2="14.05cm" svg:y2="34.931cm" draw:start-shape="id41" draw:start-glue-point="2" draw:end-shape="id38" svg:d="M17650 33333l-3600 1598" svg:viewBox="0 0 3601 1599">
          <text:p/>
        </draw:connector>
        <draw:connector draw:style-name="gr12" draw:text-style-name="P7" draw:layer="ConfigLayout" draw:type="line" svg:x1="21.25cm" svg:y1="34.031cm" svg:x2="17cm" svg:y2="35.281cm" draw:start-shape="id42" draw:start-glue-point="2" draw:end-shape="id33" draw:end-glue-point="10" svg:d="M21250 34031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16cm" svg:y="32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cm" svg:y="33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7.1cm" svg:y="33.033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19.6cm" svg:y="32.8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33.7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33.731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5" draw:text-style-name="P10" draw:layer="ConfigLayout" svg:width="0.8cm" svg:height="0.3cm" svg:x="12.2cm" svg:y="32.3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331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2.2cm" svg:y="32.6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63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2cm" svg:y="32.9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4.4cm" svg:y="33.23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2cm" svg:y="33.233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3.3cm" svg:y="33.2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7" draw:layer="ConfigLayout" draw:type="line" svg:x1="21.697cm" svg:y1="67.471cm" svg:x2="9.45cm" svg:y2="35.331cm" draw:start-shape="id2" draw:start-glue-point="6" draw:end-shape="id36" draw:end-glue-point="8" svg:d="M21697 67471l-12247-32140" svg:viewBox="0 0 12248 32141">
          <text:p/>
        </draw:connector>
        <draw:connector draw:style-name="gr28" draw:text-style-name="P7" draw:layer="ConfigLayout" draw:type="line" svg:x1="21.697cm" svg:y1="67.471cm" svg:x2="14.05cm" svg:y2="35.431cm" draw:start-shape="id2" draw:start-glue-point="6" draw:end-shape="id38" draw:end-glue-point="8" svg:d="M21697 67471l-7647-32040" svg:viewBox="0 0 7648 32041">
          <text:p/>
        </draw:connector>
        <draw:connector draw:style-name="gr28" draw:text-style-name="P7" draw:layer="ConfigLayout" draw:type="line" svg:x1="21.697cm" svg:y1="67.471cm" svg:x2="16.75cm" svg:y2="35.531cm" draw:start-shape="id2" draw:start-glue-point="6" draw:end-shape="id33" draw:end-glue-point="8" svg:d="M21697 67471l-4947-31940" svg:viewBox="0 0 4948 31941">
          <text:p/>
        </draw:connector>
        <draw:custom-shape draw:style-name="gr5" draw:text-style-name="P6" xml:id="id35" draw:id="id35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curve" draw:line-skew="-13.203cm" svg:x1="17cm" svg:y1="35.281cm" svg:x2="45.194cm" svg:y2="67.47cm" draw:start-shape="id33" draw:start-glue-point="10" draw:end-shape="id7" draw:end-glue-point="4" svg:d="M17000 35281c23542 0 9446 32189 28194 32189" svg:viewBox="0 0 28195 32190">
          <text:p text:style-name="P9"><text:span text:style-name="T4">ResetValue</text:span></text:p>
        </draw:connector>
        <draw:connector draw:style-name="gr14" draw:text-style-name="P10" draw:layer="ConfigLayout" draw:type="curve" svg:x1="14.227cm" svg:y1="35.358cm" svg:x2="46.246cm" svg:y2="68.972cm" draw:start-shape="id38" draw:start-glue-point="9" draw:end-shape="id8" draw:end-glue-point="4" svg:d="M14227 35358c0 25266 32019 8459 32019 33614" svg:viewBox="0 0 32020 33615">
          <text:p text:style-name="P9"><text:span text:style-name="T4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717cm" svg:y="33.604cm">
            <draw:text-box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38.389cm" svg:y="30.902cm" svg:viewBox="0 0 9722 7480" draw:points="0,7480 9722,7480 4858,0">
            <text:p/>
          </draw:polygon>
          <draw:custom-shape draw:style-name="gr4" draw:text-style-name="P5" draw:layer="layout" svg:width="0.486cm" svg:height="0.5cm" svg:x="38cm" svg:y="38.2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014cm" svg:y="38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007cm" svg:y="3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2">LaserX</text:span></text:p>
              <text:p text:style-name="P2"><text:span text:style-name="T2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layout" draw:type="curve" svg:x1="11.774cm" svg:y1="49.305cm" svg:x2="13.797cm" svg:y2="11.771cm" draw:start-shape="id26" draw:start-glue-point="5" draw:end-shape="id43" draw:end-glue-point="6" svg:d="M11774 49305c0-28053 2023-9286 2023-37534" svg:viewBox="0 0 2024 37535">
          <text:p/>
        </draw:connector>
        <draw:connector draw:style-name="gr29" draw:text-style-name="P14" draw:layer="layout" draw:type="curve" draw:line-skew="-1.153cm" svg:x1="24.399cm" svg:y1="43.93cm" svg:x2="44.301cm" svg:y2="51.799cm" draw:start-shape="id19" draw:start-glue-point="4" draw:end-shape="id44" draw:end-glue-point="6" svg:d="M24399 43930c13198 0 3248 7869 19902 7869" svg:viewBox="0 0 19903 7870">
          <text:p/>
        </draw:connector>
        <draw:connector draw:style-name="gr29" draw:text-style-name="P14" draw:layer="layout" draw:type="curve" draw:line-skew="1.549cm" svg:x1="26.7cm" svg:y1="42.95cm" svg:x2="38.201cm" svg:y2="38.501cm" draw:start-shape="id27" draw:start-glue-point="10" draw:end-shape="id45" draw:end-glue-point="6" svg:d="M26700 42950c10800 0 5050-4449 11501-4449" svg:viewBox="0 0 11502 4450">
          <text:p/>
        </draw:connector>
        <draw:connector draw:style-name="gr22" draw:text-style-name="P10" draw:layer="ConfigLayout" draw:type="curve" draw:line-skew="1.659cm" svg:x1="9.273cm" svg:y1="34.904cm" svg:x2="18.894cm" svg:y2="3.972cm" draw:start-shape="id36" draw:start-glue-point="5" draw:end-shape="id43" draw:end-glue-point="5" svg:d="M9273 34904c0-45111 9621-29645 9621-30932" svg:viewBox="0 0 9622 32484">
          <text:p/>
        </draw:connector>
        <draw:custom-shape draw:style-name="gr30" draw:text-style-name="P16" draw:layer="ConfigLayout" svg:width="58.004cm" svg:height="28.228cm" svg:x="0.996cm" svg:y="0.872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5" draw:text-style-name="P10" draw:layer="ConfigLayout" svg:width="0.8cm" svg:height="0.3cm" svg:x="33.5cm" svg:y="36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4.3cm" svg:y="36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3.5cm" svg:y="36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5.7cm" svg:y="36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3.5cm" svg:y="36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4.6cm" svg:y="36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6.753cm" svg:x2="38.201cm" svg:y2="38.501cm" draw:start-shape="id46" draw:start-glue-point="1" draw:end-shape="id45" draw:end-glue-point="6" svg:d="M36800 36753l1401 1748" svg:viewBox="0 0 1402 1749">
          <text:p/>
        </draw:connector>
        <draw:connector draw:style-name="gr12" draw:text-style-name="P7" draw:layer="ConfigLayout" draw:type="line" svg:x1="45.3cm" svg:y1="29.801cm" svg:x2="43.298cm" svg:y2="30.702cm" draw:start-shape="id47" draw:start-glue-point="3" draw:end-shape="id45" draw:end-glue-point="5" svg:d="M45300 29801l-2002 901" svg:viewBox="0 0 2003 902">
          <text:p/>
        </draw:connector>
        <draw:g xml:id="id48" draw:id="id48">
          <draw:g>
            <draw:custom-shape draw:style-name="gr15" draw:text-style-name="P10" draw:layer="ConfigLayout" svg:width="0.8cm" svg:height="0.3cm" svg:x="50.4cm" svg:y="36.9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1.2cm" svg:y="36.90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0.4cm" svg:y="37.2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2.6cm" svg:y="37.8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0.4cm" svg:y="37.804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804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2.6cm" svg:y="37.5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0.4cm" svg:y="37.50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504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4cm" svg:y1="37.503cm" svg:x2="48.298cm" svg:y2="38.5cm" draw:start-shape="id48" draw:start-glue-point="3" draw:end-shape="id45" draw:end-glue-point="4" svg:d="M50400 37503l-2102 997" svg:viewBox="0 0 2103 998">
          <text:p/>
        </draw:connector>
        <draw:g xml:id="id49" draw:id="id49">
          <draw:g>
            <draw:custom-shape draw:style-name="gr15" draw:text-style-name="P10" draw:layer="ConfigLayout" svg:width="0.8cm" svg:height="0.3cm" svg:x="39.5cm" svg:y="5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0.3cm" svg:y="50.0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9.5cm" svg:y="5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41.7cm" svg:y="5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9.5cm" svg:y="50.7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0.6cm" svg:y="50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2.8cm" svg:y1="50.549cm" svg:x2="44.301cm" svg:y2="51.799cm" draw:start-shape="id49" draw:start-glue-point="1" draw:end-shape="id44" draw:end-glue-point="6" svg:d="M42800 50549l1501 1250" svg:viewBox="0 0 1502 1251">
          <text:p/>
        </draw:connector>
        <draw:connector draw:style-name="gr12" draw:text-style-name="P7" draw:layer="ConfigLayout" draw:type="line" svg:x1="51.4cm" svg:y1="42.703cm" svg:x2="49.398cm" svg:y2="44cm" draw:start-shape="id50" draw:start-glue-point="3" draw:end-shape="id44" draw:end-glue-point="5" svg:d="M51400 42703l-2002 1297" svg:viewBox="0 0 2003 1298">
          <text:p/>
        </draw:connector>
        <draw:g xml:id="id51" draw:id="id51">
          <draw:g>
            <draw:custom-shape draw:style-name="gr15" draw:text-style-name="P10" draw:layer="ConfigLayout" svg:width="0.8cm" svg:height="0.3cm" svg:x="55.6cm" svg:y="50.7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6.4cm" svg:y="50.7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5.6cm" svg:y="51.0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7.8cm" svg:y="51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5.6cm" svg:y="51.3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6.7cm" svg:y="51.3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2" draw:text-style-name="P7" draw:layer="ConfigLayout" draw:type="line" svg:x1="24.9cm" svg:y1="10.251cm" svg:x2="23.894cm" svg:y2="11.77cm" draw:start-shape="id52" draw:start-glue-point="3" draw:end-shape="id43" draw:end-glue-point="4" svg:d="M24900 10251l-1006 1519" svg:viewBox="0 0 1007 1520">
          <text:p/>
        </draw:connector>
        <draw:g xml:id="id53" draw:id="id53">
          <draw:g>
            <draw:custom-shape draw:style-name="gr15" draw:text-style-name="P10" draw:layer="ConfigLayout" svg:width="0.8cm" svg:height="0.3cm" svg:x="10.796cm" svg:y="10.1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1.596cm" svg:y="10.1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10.796cm" svg:y="10.1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2.446cm" svg:y1="10.472cm" svg:x2="13.797cm" svg:y2="11.771cm" draw:start-shape="id53" draw:start-glue-point="2" draw:end-shape="id43" draw:end-glue-point="6" svg:d="M12446 10472l1351 1299" svg:viewBox="0 0 1352 1300">
          <text:p/>
        </draw:connector>
        <draw:g xml:id="id54" draw:id="id54">
          <draw:g>
            <draw:custom-shape draw:style-name="gr15" draw:text-style-name="P10" draw:layer="ConfigLayout" svg:width="0.8cm" svg:height="0.3cm" svg:x="20.996cm" svg:y="3.5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1.796cm" svg:y="3.5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20.996cm" svg:y="3.5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20.996cm" svg:y1="3.721cm" svg:x2="18.894cm" svg:y2="3.972cm" draw:start-shape="id54" draw:start-glue-point="3" draw:end-shape="id43" draw:end-glue-point="5" svg:d="M20996 3721l-2102 251" svg:viewBox="0 0 2103 252">
          <text:p/>
        </draw:connector>
        <draw:connector draw:style-name="gr12" draw:text-style-name="P7" draw:layer="ConfigLayout" draw:type="line" svg:x1="12.446cm" svg:y1="10.472cm" svg:x2="13.797cm" svg:y2="11.771cm" svg:d="M12446 10472l1351 1299" svg:viewBox="0 0 1352 1300">
          <text:p/>
        </draw:connector>
        <draw:connector draw:style-name="gr12" draw:text-style-name="P7" draw:layer="ConfigLayout" draw:type="line" svg:x1="12.446cm" svg:y1="10.472cm" svg:x2="13.797cm" svg:y2="11.771cm" svg:d="M12446 10472l1351 1299" svg:viewBox="0 0 1352 1300">
          <text:p/>
        </draw:connector>
        <draw:g>
          <draw:g>
            <draw:custom-shape draw:style-name="gr33" draw:text-style-name="P10" draw:layer="ConfigLayout" svg:width="3.395cm" svg:height="0.3cm" svg:x="28.696cm" svg:y="71.874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10" draw:layer="ConfigLayout" svg:width="10.605cm" svg:height="0.3cm" svg:x="32.091cm" svg:y="71.872cm">
              <text:p text:style-name="P9"><text:span text:style-name="T4">Env,QMSensor,QMVariables,LaserXPosition,AtomOffset,LaserXAccel,</text:span><text:span text:style-name="T4">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5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6.9cm" svg:y="48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 text:style-name="P9"><text:span text:style-name="T4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6.9cm" svg:y="49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cm" svg:y="49.033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0.2cm" svg:y1="48.732cm" svg:x2="11.7cm" svg:y2="49.481cm" draw:start-shape="id55" draw:start-glue-point="1" svg:d="M10200 48732l1500 749" svg:viewBox="0 0 1501 750">
          <text:p/>
        </draw:connector>
        <draw:connector draw:style-name="gr12" draw:text-style-name="P7" draw:layer="layout" draw:type="line" svg:x1="21.697cm" svg:y1="67.471cm" svg:x2="12.128cm" svg:y2="49.659cm" draw:start-shape="id2" draw:start-glue-point="6" draw:end-shape="id26" draw:end-glue-point="9" svg:d="M21697 67471l-9569-17812" svg:viewBox="0 0 9570 17813">
          <text:p/>
        </draw:connector>
        <draw:connector draw:style-name="gr12" draw:text-style-name="P7" draw:layer="layout" draw:type="line" svg:x1="24.399cm" svg:y1="43.93cm" svg:x2="26.2cm" svg:y2="42.95cm" draw:start-shape="id19" draw:start-glue-point="4" draw:end-shape="id27" draw:end-glue-point="6" svg:d="M24399 43930l1801-980" svg:viewBox="0 0 1802 981">
          <text:p/>
        </draw:connector>
        <draw:custom-shape draw:style-name="gr5" draw:text-style-name="P6" xml:id="id27" draw:id="id27" draw:layer="layout" svg:width="0.5cm" svg:height="0.5cm" svg:x="26.2cm" svg:y="4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6.15cm" svg:y1="41.602cm" svg:x2="26.45cm" svg:y2="42.7cm" draw:start-shape="id56" draw:start-glue-point="2" draw:end-shape="id27" draw:end-glue-point="4" svg:d="M26150 41602l300 1098" svg:viewBox="0 0 301 1099">
          <text:p/>
        </draw:connector>
        <draw:g xml:id="id56" draw:id="id56">
          <draw:g>
            <draw:custom-shape draw:style-name="gr15" draw:text-style-name="P10" draw:layer="layout" svg:width="0.8cm" svg:height="0.3cm" svg:x="24.5cm" svg:y="39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3cm" svg:y="39.5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4.5cm" svg:y="39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3cm" svg:y="39.8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4.5cm" svg:y="40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6.7cm" svg:y="40.7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0.7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0.7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0.4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0.4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0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1.0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1.0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1.0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1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1.3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1.3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5" draw:text-style-name="P10" draw:layer="layout" svg:width="0.8cm" svg:height="0.3cm" svg:x="21.5cm" svg:y="3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3cm" svg:y="37.098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1.5cm" svg:y="3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3cm" svg:y="37.398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1.5cm" svg:y="3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3.7cm" svg:y="38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5cm" svg:y="38.3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8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3.7cm" svg:y="38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5cm" svg:y="38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3.7cm" svg:y="38.6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5cm" svg:y="38.6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8.6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3.7cm" svg:y="3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5cm" svg:y="38.9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8.9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3.15cm" svg:y1="39.2cm" svg:x2="24.399cm" svg:y2="43.93cm" draw:start-shape="id57" draw:start-glue-point="2" draw:end-shape="id19" draw:end-glue-point="4" svg:d="M23150 39200l1249 4730" svg:viewBox="0 0 1250 4731">
          <text:p/>
        </draw:connector>
        <draw:connector draw:style-name="gr29" draw:text-style-name="P14" draw:layer="layout" draw:type="curve" svg:x1="48.298cm" svg:y1="38.5cm" svg:x2="49.35cm" svg:y2="43.7cm" draw:start-shape="id45" draw:start-glue-point="4" draw:end-shape="id44" draw:end-glue-point="0" svg:d="M48298 38500c0 4053 1052 1453 1052 5200" svg:viewBox="0 0 1053 5201">
          <text:p/>
        </draw:connector>
        <draw:custom-shape draw:style-name="gr36" draw:text-style-name="P16" draw:layer="ConfigLayout" svg:width="58.004cm" svg:height="20.3cm" svg:x="0.996cm" svg:y="54.172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ConfigLayout" svg:width="58.004cm" svg:height="25.1cm" svg:x="0.996cm" svg:y="29.072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4" draw:layer="layout" draw:type="curve" svg:x1="23.894cm" svg:y1="11.77cm" svg:x2="35.598cm" svg:y2="17.4cm" draw:start-shape="id43" draw:start-glue-point="4" draw:end-shape="id29" draw:end-glue-point="5" svg:d="M23894 11770c0 4150 11704 1336 11704 5630" svg:viewBox="0 0 11705 5631">
          <text:p/>
        </draw:connector>
        <draw:connector draw:style-name="gr11" draw:text-style-name="P10" draw:layer="layout" draw:type="line" svg:x1="12.201cm" svg:y1="49.482cm" svg:x2="24.399cm" svg:y2="43.93cm" draw:start-shape="id26" draw:start-glue-point="10" draw:end-shape="id19" draw:end-glue-point="4" svg:d="M12201 49482l12198-5552" svg:viewBox="0 0 12199 5553">
          <text:p text:style-name="P9"><text:span text:style-name="T4">Initial</text:span></text:p>
        </draw:connector>
        <draw:g xml:id="id52" draw:id="id52">
          <draw:g>
            <draw:custom-shape draw:style-name="gr15" draw:text-style-name="P10" draw:layer="layout" svg:width="0.8cm" svg:height="0.3cm" svg:x="24.9cm" svg:y="9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7cm" svg:y="9.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4.9cm" svg:y="10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7.1cm" svg:y="10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9cm" svg:y="10.4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6cm" svg:y="10.4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9" draw:id="id2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33.017cm" svg:y="20.3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30.689cm" svg:y="17.6cm" svg:viewBox="0 0 9722 7480" draw:points="0,7480 9722,7480 4858,0">
            <text:p/>
          </draw:polygon>
          <draw:custom-shape draw:style-name="gr4" draw:text-style-name="P5" draw:layer="layout" svg:width="0.486cm" svg:height="0.5cm" svg:x="30.3cm" svg:y="24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0.314cm" svg:y="2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5.307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g>
            <draw:custom-shape draw:style-name="gr15" draw:text-style-name="P10" draw:layer="layout" svg:width="0.8cm" svg:height="0.3cm" svg:x="27.2cm" svg:y="22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8cm" svg:y="22.8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7.2cm" svg:y="23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9.4cm" svg:y="23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7.2cm" svg:y="23.4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23.4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8" draw:id="id58">
          <draw:g>
            <draw:custom-shape draw:style-name="gr15" draw:text-style-name="P10" draw:layer="layout" svg:width="0.8cm" svg:height="0.3cm" svg:x="37.8cm" svg:y="1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38.6cm" svg:y="15.7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37.8cm" svg:y="1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0cm" svg:y="1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7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7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4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1.1cm" svg:height="0.3cm" svg:x="37.8cm" svg:y="17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3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6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9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8" draw:text-style-name="P10" draw:layer="layout" svg:width="3.3cm" svg:height="2.4cm" svg:x="37.8cm" svg:y="15.8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layout" draw:type="line" svg:x1="37.8cm" svg:y1="16.999cm" svg:x2="35.598cm" svg:y2="17.4cm" draw:start-shape="id58" draw:start-glue-point="3" draw:end-shape="id29" draw:end-glue-point="5" svg:d="M37800 16999l-2202 401" svg:viewBox="0 0 2203 402">
          <text:p/>
        </draw:connector>
        <draw:g xml:id="id59" draw:id="id59">
          <draw:g>
            <draw:custom-shape draw:style-name="gr15" draw:text-style-name="P10" draw:layer="layout" svg:width="0.8cm" svg:height="0.3cm" svg:x="42.6cm" svg:y="23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3.4cm" svg:y="23.4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2.6cm" svg:y="23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4.8cm" svg:y="24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2.6cm" svg:y="24.3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302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4.8cm" svg:y="24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2.6cm" svg:y="24.0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002cm">
                <text:p text:style-name="P9"><text:span text:style-name="T4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42.6cm" svg:y1="24.001cm" svg:x2="40.598cm" svg:y2="25.198cm" draw:start-shape="id59" draw:start-glue-point="3" draw:end-shape="id29" draw:end-glue-point="4" svg:d="M42600 24001l-2002 1197" svg:viewBox="0 0 2003 1198">
          <text:p/>
        </draw:connector>
        <draw:connector draw:style-name="gr29" draw:text-style-name="P14" draw:layer="layout" draw:type="curve" svg:x1="40.598cm" svg:y1="25.198cm" svg:x2="43.298cm" svg:y2="30.702cm" draw:start-shape="id29" draw:start-glue-point="4" draw:end-shape="id45" draw:end-glue-point="5" svg:d="M40598 25198c0 4056 2700 1304 2700 5504" svg:viewBox="0 0 2701 5505">
          <text:p/>
        </draw:connector>
        <draw:g xml:id="id47" draw:id="id47">
          <draw:g>
            <draw:custom-shape draw:style-name="gr15" draw:text-style-name="P10" draw:layer="layout" svg:width="0.8cm" svg:height="0.3cm" svg:x="45.3cm" svg:y="29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1cm" svg:y="29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3cm" svg:y="29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7.5cm" svg:y="30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5.3cm" svg:y="30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30.102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7.5cm" svg:y="29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5.3cm" svg:y="29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29.802cm">
                <text:p text:style-name="P9"><text:span text:style-name="T4">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curve" draw:line-skew="23.034cm" svg:x1="23.447cm" svg:y1="69.373cm" svg:x2="43.298cm" svg:y2="30.702cm" draw:start-shape="id5" draw:start-glue-point="4" draw:end-shape="id45" draw:end-glue-point="5" svg:d="M23447 69373c0-24657 19851-5322 19851-38671" svg:viewBox="0 0 19852 38672">
          <text:p text:style-name="P9"><text:span text:style-name="T4">Reset</text:span></text:p>
        </draw:connector>
        <draw:connector draw:style-name="gr39" draw:text-style-name="P14" draw:layer="layout" draw:type="curve" svg:x1="12.751cm" svg:y1="47.232cm" svg:x2="30.501cm" svg:y2="25.199cm" draw:start-shape="id23" draw:start-glue-point="4" draw:end-shape="id29" draw:end-glue-point="6" svg:d="M12751 47232c0-16372 17750-5356 17750-22033" svg:viewBox="0 0 17751 22034">
          <text:p text:style-name="P9"/>
        </draw:connector>
        <draw:connector draw:style-name="gr39" draw:text-style-name="P14" draw:layer="layout" draw:type="curve" svg:x1="11.951cm" svg:y1="49.232cm" svg:x2="30.501cm" svg:y2="25.199cm" draw:start-shape="id26" draw:start-glue-point="4" draw:end-shape="id29" draw:end-glue-point="6" svg:d="M11951 49232c0-17872 18550-5856 18550-24033" svg:viewBox="0 0 18551 24034">
          <text:p text:style-name="P9"/>
        </draw:connector>
        <draw:connector draw:style-name="gr14" draw:text-style-name="P10" draw:layer="ConfigLayout" draw:type="curve" svg:x1="23.447cm" svg:y1="69.373cm" svg:x2="40.598cm" svg:y2="25.198cm" draw:start-shape="id5" draw:start-glue-point="4" draw:end-shape="id29" draw:end-glue-point="4" svg:d="M23447 69373c0-32979 17151-10892 17151-44175" svg:viewBox="0 0 17152 44176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48.298cm" svg:y2="38.5cm" draw:start-shape="id5" draw:start-glue-point="4" draw:end-shape="id45" draw:end-glue-point="4" svg:d="M23447 69373c0-23002 24851-7566 24851-30873" svg:viewBox="0 0 24852 30874">
          <text:p text:style-name="P9"><text:span text:style-name="T4">Reset</text:span></text:p>
        </draw:connector>
        <draw:connector draw:style-name="gr14" draw:text-style-name="P10" draw:layer="ConfigLayout" draw:type="curve" draw:line-skew="23.034cm" svg:x1="23.526cm" svg:y1="69.374cm" svg:x2="43.377cm" svg:y2="30.703cm" svg:d="M23526 69374c0-24657 19851-5322 19851-38671" svg:viewBox="0 0 19852 38672">
          <text:p text:style-name="P9"><text:span text:style-name="T4">Reset</text:span></text:p>
        </draw:connector>
        <draw:g xml:id="id50" draw:id="id50">
          <draw:g>
            <draw:custom-shape draw:style-name="gr15" draw:text-style-name="P10" draw:layer="ConfigLayout" svg:width="0.8cm" svg:height="0.3cm" svg:x="51.4cm" svg:y="42.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2.2cm" svg:y="42.10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1.4cm" svg:y="42.4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3.6cm" svg:y="43.0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1.4cm" svg:y="43.004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8cm" svg:y="43.004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3.6cm" svg:y="42.7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1.4cm" svg:y="42.70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8cm" svg:y="42.704cm">
                <text:p text:style-name="P9"><text:span text:style-name="T4">1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9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9T14:59:00.803000000</dc:date>
    <meta:editing-duration>PT19H48M44S</meta:editing-duration>
    <meta:editing-cycles>139</meta:editing-cycles>
    <meta:print-date>2017-03-27T16:23:16.318000000</meta:print-date>
    <meta:document-statistic meta:object-count="711"/>
  </office:meta>
</office:document-meta>
</file>